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clusion Criteria</text:p>
          </table:table-cell>
          <table:covered-table-cell/>
          <table:table-cell office:value-type="string" calcext:value-type="string" table:number-columns-spanned="2" table:number-rows-spanned="1">
            <text:p>Exclusion Criteria</text:p>
          </table:table-cell>
          <table:covered-table-cell/>
          <table:table-cell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lected?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6001</text:p>
          </table:table-cell>
          <table:table-cell office:value-type="string" calcext:value-type="string">
            <text:p>Towards a Collaborative Open Environment of Project-Centred Learning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D16001</text:p>
          </table:table-cell>
          <table:table-cell office:value-type="string" calcext:value-type="string">
            <text:p>OEPortal: An open, unified, and interoperable presentation-</text:p>
            <text:p>preserving e-learning portal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2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2:16:31.678341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20T12:17:18.857803799</dc:date>
    <meta:editing-duration>P2DT3H41M17S</meta:editing-duration>
    <meta:editing-cycles>511</meta:editing-cycles>
    <meta:generator>LibreOffice/4.2.8.2$Linux_X86_64 LibreOffice_project/420m0$Build-2</meta:generator>
    <meta:print-date>2015-05-04T15:11:13.162313894</meta:print-date>
    <meta:document-statistic meta:table-count="2" meta:cell-count="48" meta:object-count="0"/>
  </office:meta>
</office:document-meta>
</file>